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7.1000003814697pt" officeooo:rsid="000c32a8" officeooo:paragraph-rsid="000c32a8" style:font-size-asian="15pt" style:language-asian="zh" style:country-asian="CN" style:font-size-complex="17.1000003814697pt"/>
    </style:style>
    <style:style style:name="P2" style:family="paragraph" style:parent-style-name="Standard">
      <style:text-properties fo:font-size="17.1000003814697pt" officeooo:rsid="000c3b7b" officeooo:paragraph-rsid="000c3b7b" style:font-size-asian="15pt" style:language-asian="zh" style:country-asian="CN" style:font-size-complex="17.1000003814697pt"/>
    </style:style>
    <style:style style:name="P3" style:family="paragraph" style:parent-style-name="Standard">
      <style:text-properties fo:font-size="17.1000003814697pt" fo:font-weight="bold" officeooo:rsid="000c32a8" officeooo:paragraph-rsid="000c32a8" style:font-size-asian="15pt" style:language-asian="zh" style:country-asian="CN" style:font-weight-asian="bold" style:font-size-complex="17.1000003814697pt" style:font-weight-complex="bold"/>
    </style:style>
    <style:style style:name="T1" style:family="text">
      <style:text-properties officeooo:rsid="000c3b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赋值运算符：</text:p>
      <text:p text:style-name="P1">= ,+= , -= <text:s/>,/= , %=</text:p>
      <text:p text:style-name="P1">= <text:s/>赋值</text:p>
      <text:p text:style-name="P1">+= 相当于a=a+值，把自身的值加上后面的值再赋值个自身</text:p>
      <text:p text:style-name="P1">-= </text:p>
      <text:p text:style-name="P1">/=</text:p>
      <text:p text:style-name="P1">%=</text:p>
      <text:p text:style-name="P1"/>
      <text:p text:style-name="P3">比较运算符：</text:p>
      <text:p text:style-name="P1">= = , != ,&gt; <text:s/>,&gt;= ,&lt; ,&lt;=</text:p>
      <text:p text:style-name="P1">= =判断双等号两边是否相等</text:p>
      <text:p text:style-name="P1">!<text:span text:style-name="T1">= 判断前边是否不等于后边</text:span></text:p>
      <text:p text:style-name="P2">&gt;大于</text:p>
      <text:p text:style-name="P2">&gt;=大于或等于</text:p>
      <text:p text:style-name="P2">&lt;小于</text:p>
      <text:p text:style-name="P2">&lt;=小于或等于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7S</meta:editing-duration>
    <meta:editing-cycles>3</meta:editing-cycles>
    <meta:generator>LibreOffice/5.3.0.3$Windows_X86_64 LibreOffice_project/7074905676c47b82bbcfbea1aeefc84afe1c50e1</meta:generator>
    <dc:date>2018-01-13T16:55:44.464000000</dc:date>
    <meta:document-statistic meta:table-count="0" meta:image-count="0" meta:object-count="0" meta:page-count="1" meta:paragraph-count="15" meta:word-count="100" meta:character-count="144" meta:non-whitespace-character-count="123"/>
    <meta:user-defined meta:name="Info 1"/>
    <meta:user-defined meta:name="Info 2"/>
    <meta:user-defined meta:name="Info 3"/>
    <meta:user-defined meta:name="Info 4"/>
  </office:meta>
</office:document-meta>
</file>